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9" table:default-cell-style-name="ce1"/>
        <table:table-column table:style-name="co2" table:number-columns-repeated="17" table:default-cell-style-name="ce1"/>
        <table:table-column table:style-name="co3" table:number-columns-repeated="998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Team:</text:p>
          </table:table-cell>
          <table:table-cell office:value-type="string" table:style-name="ce2">
            <text:p>kidsports</text:p>
          </table:table-cell>
          <table:table-cell table:number-columns-repeated="24" table:style-name="ce2"/>
          <table:table-cell table:number-columns-repeated="16358"/>
        </table:table-row>
        <table:table-row table:style-name="ro1">
          <table:table-cell office:value-type="string" table:style-name="ce2">
            <text:p>Members</text:p>
          </table:table-cell>
          <table:table-cell office:value-type="string" table:style-name="ce2">
            <text:p>Devin</text:p>
          </table:table-cell>
          <table:table-cell table:style-name="ce2"/>
          <table:table-cell office:value-type="string" table:style-name="ce2">
            <text:p>DF</text:p>
          </table:table-cell>
          <table:table-cell table:style-name="ce2"/>
          <table:table-cell office:value-type="string" table:style-name="ce2">
            <text:p>Preecha</text:p>
          </table:table-cell>
          <table:table-cell table:style-name="ce2"/>
          <table:table-cell office:value-type="string" table:style-name="ce2">
            <text:p><text:s/>Tiya</text:p>
          </table:table-cell>
          <table:table-cell table:number-columns-repeated="18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office:value-type="string" table:style-name="ce2">
            <text:p>Hours</text:p>
          </table:table-cell>
          <table:table-cell office:value-type="string" table:style-name="ce2">
            <text:p>Total</text:p>
          </table:table-cell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string" table:style-name="ce2">
            <text:p>Week 1</text:p>
          </table:table-cell>
          <table:table-cell office:value-type="float" office:value="15" table:style-name="ce2">
            <text:p>15</text:p>
          </table:table-cell>
          <table:table-cell office:value-type="float" office:value="15" table:formula="of:=[.B4]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formula="of:=[.D4]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4" table:formula="of:=[.F4]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formula="of:=[.H4]" table:style-name="ce2">
            <text:p>14</text:p>
          </table:table-cell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string" table:style-name="ce2">
            <text:p>Week 2</text:p>
          </table:table-cell>
          <table:table-cell office:value-type="float" office:value="15" table:style-name="ce2">
            <text:p>15</text:p>
          </table:table-cell>
          <table:table-cell office:value-type="float" office:value="30" table:formula="of:=[.B5]+[.C4]" table:style-name="ce2">
            <text:p>30</text:p>
          </table:table-cell>
          <table:table-cell office:value-type="float" office:value="15" table:style-name="ce2">
            <text:p>15</text:p>
          </table:table-cell>
          <table:table-cell office:value-type="float" office:value="30" table:formula="of:=[.D5]+[.E4]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28" table:formula="of:=[.F5]+[.G4]" table:style-name="ce2">
            <text:p>28</text:p>
          </table:table-cell>
          <table:table-cell office:value-type="float" office:value="16" table:style-name="ce2">
            <text:p>16</text:p>
          </table:table-cell>
          <table:table-cell office:value-type="float" office:value="30" table:formula="of:=[.H5]+[.I4]" table:style-name="ce2">
            <text:p>30</text:p>
          </table:table-cell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string" table:style-name="ce2">
            <text:p>Week 3</text:p>
          </table:table-cell>
          <table:table-cell office:value-type="float" office:value="15" table:style-name="ce2">
            <text:p>15</text:p>
          </table:table-cell>
          <table:table-cell office:value-type="float" office:value="45" table:formula="of:=[.B6]+[.C5]" table:style-name="ce2">
            <text:p>45</text:p>
          </table:table-cell>
          <table:table-cell office:value-type="float" office:value="11" table:style-name="ce2">
            <text:p>11</text:p>
          </table:table-cell>
          <table:table-cell office:value-type="float" office:value="41" table:formula="of:=[.D6]+[.E5]" table:style-name="ce2">
            <text:p>41</text:p>
          </table:table-cell>
          <table:table-cell office:value-type="float" office:value="15" table:style-name="ce2">
            <text:p>15</text:p>
          </table:table-cell>
          <table:table-cell office:value-type="float" office:value="43" table:formula="of:=[.F6]+[.G5]" table:style-name="ce2">
            <text:p>43</text:p>
          </table:table-cell>
          <table:table-cell office:value-type="float" office:value="14" table:style-name="ce2">
            <text:p>14</text:p>
          </table:table-cell>
          <table:table-cell office:value-type="float" office:value="44" table:formula="of:=[.H6]+[.I5]" table:style-name="ce2">
            <text:p>44</text:p>
          </table:table-cell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string" table:style-name="ce2">
            <text:p>Week 4</text:p>
          </table:table-cell>
          <table:table-cell office:value-type="float" office:value="12" table:style-name="ce2">
            <text:p>12</text:p>
          </table:table-cell>
          <table:table-cell office:value-type="float" office:value="57" table:formula="of:=[.B7]+[.C6]" table:style-name="ce2">
            <text:p>57</text:p>
          </table:table-cell>
          <table:table-cell office:value-type="float" office:value="5" table:style-name="ce2">
            <text:p>5</text:p>
          </table:table-cell>
          <table:table-cell office:value-type="float" office:value="46" table:formula="of:=[.D7]+[.E6]" table:style-name="ce2">
            <text:p>46</text:p>
          </table:table-cell>
          <table:table-cell office:value-type="float" office:value="15" table:style-name="ce2">
            <text:p>15</text:p>
          </table:table-cell>
          <table:table-cell office:value-type="float" office:value="58" table:formula="of:=[.F7]+[.G6]" table:style-name="ce2">
            <text:p>58</text:p>
          </table:table-cell>
          <table:table-cell office:value-type="float" office:value="15" table:style-name="ce2">
            <text:p>15</text:p>
          </table:table-cell>
          <table:table-cell office:value-type="float" office:value="59" table:formula="of:=[.H7]+[.I6]" table:style-name="ce2">
            <text:p>59</text:p>
          </table:table-cell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string" table:style-name="ce2">
            <text:p>Week 5</text:p>
          </table:table-cell>
          <table:table-cell office:value-type="float" office:value="18" table:style-name="ce2">
            <text:p>18</text:p>
          </table:table-cell>
          <table:table-cell office:value-type="float" office:value="75" table:formula="of:=[.B8]+[.C7]" table:style-name="ce2">
            <text:p>75</text:p>
          </table:table-cell>
          <table:table-cell office:value-type="float" office:value="12" table:style-name="ce2">
            <text:p>12</text:p>
          </table:table-cell>
          <table:table-cell office:value-type="float" office:value="58" table:formula="of:=[.D8]+[.E7]" table:style-name="ce2">
            <text:p>58</text:p>
          </table:table-cell>
          <table:table-cell office:value-type="float" office:value="15" table:style-name="ce2">
            <text:p>15</text:p>
          </table:table-cell>
          <table:table-cell office:value-type="float" office:value="73" table:formula="of:=[.F8]+[.G7]" table:style-name="ce2">
            <text:p>73</text:p>
          </table:table-cell>
          <table:table-cell office:value-type="float" office:value="12" table:style-name="ce2">
            <text:p>12</text:p>
          </table:table-cell>
          <table:table-cell office:value-type="float" office:value="71" table:formula="of:=[.H8]+[.I7]" table:style-name="ce2">
            <text:p>71</text:p>
          </table:table-cell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string" table:style-name="ce2">
            <text:p>Week 6</text:p>
          </table:table-cell>
          <table:table-cell office:value-type="float" office:value="15" table:style-name="ce2">
            <text:p>15</text:p>
          </table:table-cell>
          <table:table-cell office:value-type="float" office:value="90" table:formula="of:=[.B9]+[.C8]" table:style-name="ce2">
            <text:p>90</text:p>
          </table:table-cell>
          <table:table-cell office:value-type="float" office:value="15" table:style-name="ce2">
            <text:p>15</text:p>
          </table:table-cell>
          <table:table-cell office:value-type="float" office:value="73" table:formula="of:=[.D9]+[.E8]" table:style-name="ce2">
            <text:p>73</text:p>
          </table:table-cell>
          <table:table-cell office:value-type="float" office:value="15" table:style-name="ce2">
            <text:p>15</text:p>
          </table:table-cell>
          <table:table-cell office:value-type="float" office:value="88" table:formula="of:=[.F9]+[.G8]" table:style-name="ce2">
            <text:p>88</text:p>
          </table:table-cell>
          <table:table-cell office:value-type="float" office:value="15" table:style-name="ce2">
            <text:p>15</text:p>
          </table:table-cell>
          <table:table-cell office:value-type="float" office:value="86" table:formula="of:=[.H9]+[.I8]" table:style-name="ce2">
            <text:p>86</text:p>
          </table:table-cell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string" table:style-name="ce2">
            <text:p>Week 7</text:p>
          </table:table-cell>
          <table:table-cell office:value-type="float" office:value="22" table:style-name="ce2">
            <text:p>22</text:p>
          </table:table-cell>
          <table:table-cell office:value-type="float" office:value="112" table:formula="of:=[.B10]+[.C9]" table:style-name="ce2">
            <text:p>112</text:p>
          </table:table-cell>
          <table:table-cell office:value-type="float" office:value="15" table:style-name="ce2">
            <text:p>15</text:p>
          </table:table-cell>
          <table:table-cell office:value-type="float" office:value="88" table:formula="of:=[.D10]+[.E9]" table:style-name="ce2">
            <text:p>88</text:p>
          </table:table-cell>
          <table:table-cell office:value-type="float" office:value="15" table:style-name="ce2">
            <text:p>15</text:p>
          </table:table-cell>
          <table:table-cell office:value-type="float" office:value="103" table:formula="of:=[.F10]+[.G9]" table:style-name="ce2">
            <text:p>103</text:p>
          </table:table-cell>
          <table:table-cell office:value-type="float" office:value="15" table:style-name="ce2">
            <text:p>15</text:p>
          </table:table-cell>
          <table:table-cell office:value-type="float" office:value="101" table:formula="of:=[.H10]+[.I9]" table:style-name="ce2">
            <text:p>101</text:p>
          </table:table-cell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string" table:style-name="ce2">
            <text:p>Week 8</text:p>
          </table:table-cell>
          <table:table-cell office:value-type="float" office:value="26" table:style-name="ce3">
            <text:p>26</text:p>
          </table:table-cell>
          <table:table-cell office:value-type="float" office:value="138" table:formula="of:=[.B11]+[.C10]" table:style-name="ce2">
            <text:p>138</text:p>
          </table:table-cell>
          <table:table-cell office:value-type="float" office:value="22" table:style-name="ce2">
            <text:p>22</text:p>
          </table:table-cell>
          <table:table-cell office:value-type="float" office:value="110" table:formula="of:=[.D11]+[.E10]" table:style-name="ce2">
            <text:p>110</text:p>
          </table:table-cell>
          <table:table-cell table:style-name="ce2"/>
          <table:table-cell office:value-type="float" office:value="103" table:formula="of:=[.F11]+[.G10]" table:style-name="ce2">
            <text:p>103</text:p>
          </table:table-cell>
          <table:table-cell office:value-type="float" office:value="12" table:style-name="ce2">
            <text:p>12</text:p>
          </table:table-cell>
          <table:table-cell office:value-type="float" office:value="113" table:formula="of:=[.H11]+[.I10]" table:style-name="ce2">
            <text:p>113</text:p>
          </table:table-cell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string" table:style-name="ce2">
            <text:p>Week 9</text:p>
          </table:table-cell>
          <table:table-cell office:value-type="float" office:value="29" table:style-name="ce3">
            <text:p>29</text:p>
          </table:table-cell>
          <table:table-cell office:value-type="float" office:value="167" table:formula="of:=[.B12]+[.C11]" table:style-name="ce2">
            <text:p>167</text:p>
          </table:table-cell>
          <table:table-cell office:value-type="float" office:value="18" table:style-name="ce2">
            <text:p>18</text:p>
          </table:table-cell>
          <table:table-cell office:value-type="float" office:value="128" table:formula="of:=[.D12]+[.E11]" table:style-name="ce2">
            <text:p>128</text:p>
          </table:table-cell>
          <table:table-cell table:style-name="ce2"/>
          <table:table-cell office:value-type="float" office:value="103" table:formula="of:=[.F12]+[.G11]" table:style-name="ce2">
            <text:p>103</text:p>
          </table:table-cell>
          <table:table-cell office:value-type="float" office:value="18" table:style-name="ce2">
            <text:p>18</text:p>
          </table:table-cell>
          <table:table-cell office:value-type="float" office:value="131" table:formula="of:=[.H12]+[.I11]" table:style-name="ce2">
            <text:p>131</text:p>
          </table:table-cell>
          <table:table-cell table:number-columns-repeated="17" table:style-name="ce2"/>
          <table:table-cell table:number-columns-repeated="16358"/>
        </table:table-row>
        <table:table-row table:style-name="ro1">
          <table:table-cell office:value-type="string" table:style-name="ce2">
            <text:p>Week 10</text:p>
          </table:table-cell>
          <table:table-cell table:style-name="ce2"/>
          <table:table-cell office:value-type="float" office:value="167" table:formula="of:=[.B13]+[.C12]" table:style-name="ce2">
            <text:p>167</text:p>
          </table:table-cell>
          <table:table-cell table:style-name="ce2"/>
          <table:table-cell office:value-type="float" office:value="128" table:formula="of:=[.D13]+[.E12]" table:style-name="ce2">
            <text:p>128</text:p>
          </table:table-cell>
          <table:table-cell table:style-name="ce2"/>
          <table:table-cell office:value-type="float" office:value="103" table:formula="of:=[.F13]+[.G12]" table:style-name="ce2">
            <text:p>103</text:p>
          </table:table-cell>
          <table:table-cell office:value-type="float" office:value="16" table:style-name="ce2">
            <text:p>16</text:p>
          </table:table-cell>
          <table:table-cell office:value-type="float" office:value="147" table:formula="of:=[.H13]+[.I12]" table:style-name="ce2">
            <text:p>147</text:p>
          </table:table-cell>
          <table:table-cell table:number-columns-repeated="17" table:style-name="ce2"/>
          <table:table-cell table:number-columns-repeated="16358"/>
        </table:table-row>
        <table:table-row table:number-rows-repeated="987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dc:creator>Tiya Craven</dc:creator>
    <dc:date>2017-06-12T02:05:37Z</dc:date>
  </office:meta>
</office:document-meta>
</file>